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Flow.Persistenc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Flow.doInsertEmploy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sistenceFlow.doRemoveEmploy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ployee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Comparato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Flow.doUpdateEmploy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rsistenceFlow.doShowEmploy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